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511in"/>
    </style:style>
    <style:style style:name="co3" style:family="table-column">
      <style:table-column-properties fo:break-before="auto" style:column-width="1.7165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2.6563in"/>
    </style:style>
    <style:style style:name="co7" style:family="table-column">
      <style:table-column-properties fo:break-before="auto" style:column-width="1.8457in"/>
    </style:style>
    <style:style style:name="co8" style:family="table-column">
      <style:table-column-properties fo:break-before="auto" style:column-width="1.4744in"/>
    </style:style>
    <style:style style:name="co9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0084d1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ext-properties style:font-name="Arial" style:font-name-asian="Times New Roman"/>
    </style:style>
    <style:style style:name="ce7" style:family="table-cell" style:parent-style-name="Excel_20_Built-in_20_Accent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ext-properties style:font-name="Verdana" fo:font-size="10pt" style:font-size-asian="10pt" style:font-size-complex="10pt"/>
    </style:style>
    <style:style style:name="ce9" style:family="table-cell" style:parent-style-name="Default">
      <style:text-properties style:font-name="Verdana" fo:font-size="10pt" style:font-size-asian="10pt" style:font-size-complex="10pt"/>
    </style:style>
    <style:style style:name="ce10" style:family="table-cell" style:parent-style-name="Excel_20_Built-in_20_Accent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style:font-name="Verdana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ext-properties fo:color="#000000" style:font-name="Arial" fo:font-size="11pt" style:font-size-asian="11pt" style:font-name-complex="Arial" style:font-size-complex="11pt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4" table:default-cell-style-name="Default"/>
        <table:table-column table:style-name="co9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>
            <text:p>Universe Name </text:p>
          </table:table-cell>
          <table:table-cell table:number-columns-repeated="4"/>
          <table:table-cell table:style-name="Default" office:value-type="string">
            <text:p>Date of <text:s/>Design </text:p>
          </table:table-cell>
          <table:table-cell office:value-type="string">
            <text:p>21/11/2014</text:p>
          </table:table-cell>
          <table:table-cell table:number-columns-repeated="1017"/>
        </table:table-row>
        <table:table-row table:style-name="ro1">
          <table:table-cell office:value-type="string">
            <text:p>TBI74_P2G2_UNIVERS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style-name="ce2" office:value-type="string">
            <text:p>Class</text:p>
          </table:table-cell>
          <table:table-cell table:style-name="ce2" office:value-type="string">
            <text:p>Object</text:p>
          </table:table-cell>
          <table:table-cell table:style-name="ce2" office:value-type="string">
            <office:annotation office:display="true" draw:style-name="gr1" draw:text-style-name="P2" svg:width="1.1413in" svg:height="0.3902in" svg:x="10.2283in" svg:y="0.3008in" draw:caption-point-x="-0.2402in" draw:caption-point-y="0.5921in">
              <dc:date>2012-04-05T00:00:00</dc:date>
              <text:p text:style-name="P1"><text:span text:style-name="T1">Dimension/Detail/Measure</text:span></text:p>
            </office:annotation>
            <text:p>Object Type </text:p>
          </table:table-cell>
          <table:table-cell table:style-name="ce2" office:value-type="string">
            <text:p>DB Table</text:p>
          </table:table-cell>
          <table:table-cell table:style-name="ce2" office:value-type="string">
            <text:p>DB Column</text:p>
          </table:table-cell>
          <table:table-cell table:style-name="ce2" office:value-type="string">
            <text:p>Calculation</text:p>
          </table:table-cell>
          <table:table-cell table:style-name="ce2" table:number-columns-repeated="1018"/>
        </table:table-row>
        <table:table-row table:style-name="ro1">
          <table:table-cell office:value-type="string">
            <text:p>BRANCH DIMENSION</text:p>
          </table:table-cell>
          <table:table-cell office:value-type="string">
            <text:p>BRANCH KEY</text:p>
          </table:table-cell>
          <table:table-cell office:value-type="string">
            <text:p>Dimension</text:p>
          </table:table-cell>
          <table:table-cell office:value-type="string">
            <text:p>TBI74_P2G2_ITL_BRANCH_DIM</text:p>
          </table:table-cell>
          <table:table-cell office:value-type="string">
            <text:p>BRANCH_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RANCH CODE</text:p>
          </table:table-cell>
          <table:table-cell office:value-type="string">
            <text:p>Dimension</text:p>
          </table:table-cell>
          <table:table-cell/>
          <table:table-cell office:value-type="string">
            <text:p>BRANCH_C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RANCH NAME</text:p>
          </table:table-cell>
          <table:table-cell office:value-type="string">
            <text:p>Dimension</text:p>
          </table:table-cell>
          <table:table-cell/>
          <table:table-cell office:value-type="string">
            <text:p>BRANCH_NA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ITY CODE</text:p>
          </table:table-cell>
          <table:table-cell office:value-type="string">
            <text:p>Dimension</text:p>
          </table:table-cell>
          <table:table-cell/>
          <table:table-cell office:value-type="string">
            <text:p>CITY_C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ITY NAME</text:p>
          </table:table-cell>
          <table:table-cell office:value-type="string">
            <text:p>Dimension</text:p>
          </table:table-cell>
          <table:table-cell/>
          <table:table-cell office:value-type="string">
            <text:p>CITY_NA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NE CODE</text:p>
          </table:table-cell>
          <table:table-cell office:value-type="string">
            <text:p>Dimension</text:p>
          </table:table-cell>
          <table:table-cell/>
          <table:table-cell office:value-type="string">
            <text:p>ZONE_C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NE NAME</text:p>
          </table:table-cell>
          <table:table-cell office:value-type="string">
            <text:p>Dimension</text:p>
          </table:table-cell>
          <table:table-cell/>
          <table:table-cell office:value-type="string">
            <text:p>ZONE_NA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OURCE SYSTEM</text:p>
          </table:table-cell>
          <table:table-cell office:value-type="string">
            <text:p>details</text:p>
          </table:table-cell>
          <table:table-cell/>
          <table:table-cell office:value-type="string">
            <text:p>SOURCE_SYST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AD DATE</text:p>
          </table:table-cell>
          <table:table-cell office:value-type="string">
            <text:p>details</text:p>
          </table:table-cell>
          <table:table-cell/>
          <table:table-cell office:value-type="string">
            <text:p>LOAD_DATE</text:p>
          </table:table-cell>
          <table:table-cell office:value-type="string">
            <text:p>SYSDATE</text:p>
          </table:table-cell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RVICE TYPE DIMENSION</text:p>
          </table:table-cell>
          <table:table-cell office:value-type="string">
            <text:p>SERVICE TYPE KEY</text:p>
          </table:table-cell>
          <table:table-cell office:value-type="string">
            <text:p>Dimension</text:p>
          </table:table-cell>
          <table:table-cell office:value-type="string">
            <text:p>TBI74_P2G2_ITL_SERVICE_TYPE_DIM</text:p>
          </table:table-cell>
          <table:table-cell table:style-name="ce7" office:value-type="string">
            <text:p>SERVICE_TYPE_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RVICE TYPE ID</text:p>
          </table:table-cell>
          <table:table-cell office:value-type="string">
            <text:p>Dimension</text:p>
          </table:table-cell>
          <table:table-cell/>
          <table:table-cell table:style-name="ce8" office:value-type="string">
            <text:p>SERVICE_TYPE_I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RVICE TYPE NAME</text:p>
          </table:table-cell>
          <table:table-cell office:value-type="string">
            <text:p>Dimension</text:p>
          </table:table-cell>
          <table:table-cell/>
          <table:table-cell table:style-name="ce8" office:value-type="string">
            <text:p>SERVICE_TYPE_NA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NIT</text:p>
          </table:table-cell>
          <table:table-cell office:value-type="string">
            <text:p>details</text:p>
          </table:table-cell>
          <table:table-cell/>
          <table:table-cell table:style-name="ce9" office:value-type="string">
            <text:p>UNIT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E DIMENSION</text:p>
          </table:table-cell>
          <table:table-cell office:value-type="string">
            <text:p>DATE KEY</text:p>
          </table:table-cell>
          <table:table-cell office:value-type="string">
            <text:p>Dimension</text:p>
          </table:table-cell>
          <table:table-cell office:value-type="string">
            <text:p>TBI74_P2G2_ITL_DATE_DIM</text:p>
          </table:table-cell>
          <table:table-cell table:style-name="ce9" office:value-type="string">
            <text:p>DATE_VALUE <text:s text:c="42"/>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Y</text:p>
          </table:table-cell>
          <table:table-cell office:value-type="string">
            <text:p>Dimension</text:p>
          </table:table-cell>
          <table:table-cell/>
          <table:table-cell table:style-name="ce9" office:value-type="string">
            <text:p>DAY_NUM_IN_MONTH 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Y NAME</text:p>
          </table:table-cell>
          <table:table-cell office:value-type="string">
            <text:p>Dimension</text:p>
          </table:table-cell>
          <table:table-cell/>
          <table:table-cell table:style-name="ce9" office:value-type="string">
            <text:p>DAY_NAME <text:s text:c="6"/>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H</text:p>
          </table:table-cell>
          <table:table-cell office:value-type="string">
            <text:p>Dimension</text:p>
          </table:table-cell>
          <table:table-cell/>
          <table:table-cell table:style-name="ce9" office:value-type="string">
            <text:p>MONT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QUARTER</text:p>
          </table:table-cell>
          <table:table-cell office:value-type="string">
            <text:p>Dimension</text:p>
          </table:table-cell>
          <table:table-cell/>
          <table:table-cell table:style-name="ce9" office:value-type="string">
            <text:p>QUARTER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Dimension</text:p>
          </table:table-cell>
          <table:table-cell/>
          <table:table-cell table:style-name="ce9" office:value-type="string">
            <text:p>YEAR <text:s text:c="5"/>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1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IM DIMENSION</text:p>
          </table:table-cell>
          <table:table-cell office:value-type="string">
            <text:p>SIM KEY</text:p>
          </table:table-cell>
          <table:table-cell office:value-type="string">
            <text:p>Dimension</text:p>
          </table:table-cell>
          <table:table-cell office:value-type="string">
            <text:p>TBI74_P2G2_ITL_SIM_DIM</text:p>
          </table:table-cell>
          <table:table-cell office:value-type="string">
            <text:p>SIM_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BILE NUMBER</text:p>
          </table:table-cell>
          <table:table-cell office:value-type="string">
            <text:p>Dimension</text:p>
          </table:table-cell>
          <table:table-cell/>
          <table:table-cell office:value-type="string">
            <text:p>MOBILE_N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M NUMBER</text:p>
          </table:table-cell>
          <table:table-cell office:value-type="string">
            <text:p>Dimension</text:p>
          </table:table-cell>
          <table:table-cell/>
          <table:table-cell office:value-type="string">
            <text:p>SIM_N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USTOMER NUMBER</text:p>
          </table:table-cell>
          <table:table-cell office:value-type="string">
            <text:p>Dimension</text:p>
          </table:table-cell>
          <table:table-cell/>
          <table:table-cell office:value-type="string">
            <text:p>CUSTOMER_N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CTIVATION DATE</text:p>
          </table:table-cell>
          <table:table-cell office:value-type="string">
            <text:p>Dimension</text:p>
          </table:table-cell>
          <table:table-cell/>
          <table:table-cell office:value-type="string">
            <text:p>ACTIVATION_D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ATE PLAN ID</text:p>
          </table:table-cell>
          <table:table-cell office:value-type="string">
            <text:p>Dimension</text:p>
          </table:table-cell>
          <table:table-cell/>
          <table:table-cell office:value-type="string">
            <text:p>RATE_PLAN_I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ONNECTION TYPE</text:p>
          </table:table-cell>
          <table:table-cell office:value-type="string">
            <text:p>Dimension</text:p>
          </table:table-cell>
          <table:table-cell/>
          <table:table-cell office:value-type="string">
            <text:p>CONN_TYP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ME LOCATION </text:p>
          </table:table-cell>
          <table:table-cell office:value-type="string">
            <text:p>Dimension</text:p>
          </table:table-cell>
          <table:table-cell/>
          <table:table-cell office:value-type="string">
            <text:p>HOME_LOC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L FLAG</text:p>
          </table:table-cell>
          <table:table-cell office:value-type="string">
            <text:p>Dimension</text:p>
          </table:table-cell>
          <table:table-cell/>
          <table:table-cell office:value-type="string">
            <text:p>CALL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MS FLAG</text:p>
          </table:table-cell>
          <table:table-cell office:value-type="string">
            <text:p>Dimension</text:p>
          </table:table-cell>
          <table:table-cell/>
          <table:table-cell office:value-type="string">
            <text:p>S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MS FLAG</text:p>
          </table:table-cell>
          <table:table-cell office:value-type="string">
            <text:p>Dimension</text:p>
          </table:table-cell>
          <table:table-cell/>
          <table:table-cell office:value-type="string">
            <text:p>M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TA FLAG</text:p>
          </table:table-cell>
          <table:table-cell office:value-type="string">
            <text:p>Dimension</text:p>
          </table:table-cell>
          <table:table-cell/>
          <table:table-cell office:value-type="string">
            <text:p>DATA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ATE PLAN NAME</text:p>
          </table:table-cell>
          <table:table-cell office:value-type="string">
            <text:p>Dimension</text:p>
          </table:table-cell>
          <table:table-cell/>
          <table:table-cell office:value-type="string">
            <text:p>RATE_PLAN_NA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ATE PLAN START DATE</text:p>
          </table:table-cell>
          <table:table-cell office:value-type="string">
            <text:p>Dimension</text:p>
          </table:table-cell>
          <table:table-cell/>
          <table:table-cell office:value-type="string">
            <text:p>RATE_PLAN_START_D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ATE PLAN END DATE</text:p>
          </table:table-cell>
          <table:table-cell office:value-type="string">
            <text:p>Dimension</text:p>
          </table:table-cell>
          <table:table-cell/>
          <table:table-cell office:value-type="string">
            <text:p>RATE_PLAN_END_D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LOSED DATE</text:p>
          </table:table-cell>
          <table:table-cell office:value-type="string">
            <text:p>Dimension</text:p>
          </table:table-cell>
          <table:table-cell/>
          <table:table-cell office:value-type="string">
            <text:p>CLOSED_D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PIRY DATE</text:p>
          </table:table-cell>
          <table:table-cell office:value-type="string">
            <text:p>Dimension</text:p>
          </table:table-cell>
          <table:table-cell/>
          <table:table-cell office:value-type="string">
            <text:p>EXPIRY_D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OURCE SYSTEM</text:p>
          </table:table-cell>
          <table:table-cell office:value-type="string">
            <text:p>details</text:p>
          </table:table-cell>
          <table:table-cell/>
          <table:table-cell office:value-type="string">
            <text:p>SOURCE_SYST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AD DATE</text:p>
          </table:table-cell>
          <table:table-cell office:value-type="string">
            <text:p>details</text:p>
          </table:table-cell>
          <table:table-cell/>
          <table:table-cell office:value-type="string">
            <text:p>LOAD_DATE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2">
          <table:table-cell table:style-name="ce4" office:value-type="string">
            <text:p>USAGE FACT</text:p>
          </table:table-cell>
          <table:table-cell office:value-type="string">
            <text:p>USAGE KEY</text:p>
          </table:table-cell>
          <table:table-cell office:value-type="string">
            <text:p>Dimension</text:p>
          </table:table-cell>
          <table:table-cell table:style-name="ce6" office:value-type="string">
            <text:p>TBI74_P2G2_ITL_USAGE_FACT</text:p>
          </table:table-cell>
          <table:table-cell table:style-name="ce10" office:value-type="string">
            <text:p>USAGE_KEY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USAGE ID</text:p>
          </table:table-cell>
          <table:table-cell office:value-type="string">
            <text:p>Dimension</text:p>
          </table:table-cell>
          <table:table-cell/>
          <table:table-cell table:style-name="ce11" office:value-type="string">
            <text:p>USAGE_ID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SIM KEY</text:p>
          </table:table-cell>
          <table:table-cell office:value-type="string">
            <text:p>Dimension</text:p>
          </table:table-cell>
          <table:table-cell/>
          <table:table-cell table:style-name="ce11" office:value-type="string">
            <text:p>SIM_KEY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BRANCH KEY</text:p>
          </table:table-cell>
          <table:table-cell office:value-type="string">
            <text:p>Dimension</text:p>
          </table:table-cell>
          <table:table-cell/>
          <table:table-cell table:style-name="ce12" office:value-type="string">
            <text:p>BRANCH_KEY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>
            <text:p>BILL DATE</text:p>
          </table:table-cell>
          <table:table-cell office:value-type="string">
            <text:p>Dimension</text:p>
          </table:table-cell>
          <table:table-cell/>
          <table:table-cell table:style-name="ce13" office:value-type="string">
            <text:p>BILL_DATE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SERVICE TYPE KEY</text:p>
          </table:table-cell>
          <table:table-cell office:value-type="string">
            <text:p>Dimension</text:p>
          </table:table-cell>
          <table:table-cell/>
          <table:table-cell table:style-name="ce11" office:value-type="string">
            <text:p>SERVICE_TYPE_KEY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SERVICE USAGE</text:p>
          </table:table-cell>
          <table:table-cell office:value-type="string">
            <text:p>Measure</text:p>
          </table:table-cell>
          <table:table-cell/>
          <table:table-cell table:style-name="ce11" office:value-type="string">
            <text:p>SERVICE_USAGE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SOURCE SYSTEM</text:p>
          </table:table-cell>
          <table:table-cell office:value-type="string">
            <text:p>Dimension</text:p>
          </table:table-cell>
          <table:table-cell/>
          <table:table-cell table:style-name="ce11" office:value-type="string">
            <text:p>SOURCE_SYSTEM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LOAD DATE</text:p>
          </table:table-cell>
          <table:table-cell office:value-type="string">
            <text:p>Dimension</text:p>
          </table:table-cell>
          <table:table-cell/>
          <table:table-cell table:style-name="ce11" office:value-type="string">
            <text:p>LOAD_DAT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3" table:number-columns-repeated="4"/>
          <table:table-cell table:style-name="ce15"/>
          <table:table-cell table:number-columns-repeated="1018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Relationship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ITL Connection Fact -ITL Branch Dimension</text:p>
          </table:table-cell>
          <table:table-cell office:value-type="string">
            <text:p>Many to On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ITL Connection Fact - ITL Sim Dimension</text:p>
          </table:table-cell>
          <table:table-cell office:value-type="string">
            <text:p>One to On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ITL Connection Fact – ITL Purchase Date Dimension</text:p>
          </table:table-cell>
          <table:table-cell office:value-type="string">
            <text:p>Many to On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Condition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TBI74_P2G2_Branch_Dim.Branch _Key=TBI_74_P2G2_ITL_Connection_fact.Branch Key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TBI_74_P2G2_ITL_Connection_fact.Sim Key=TBI_74_P2G2_ITL_Sim_dim.Sim Key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TBI_74_P2G2_ITL_Connection_fact.Purchase_Date_Key=TBI_74_P2G2_Date_Dimension.Date_Key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Prompt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Hierarchy- Object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office:value-type="string">
            <text:p>Sim Number -&gt;Rate Pla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Branch-&gt;City-&gt;Zon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Day-&gt;Month-&gt;Quarter-&gt;Year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Hierarchy -Lov</text:p>
          </table:table-cell>
          <table:table-cell table:number-columns-repeated="4"/>
          <table:table-cell table:style-name="Default"/>
          <table:table-cell table:number-columns-repeated="101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Accent2" style:display-name="Excel Built-in Accent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11/22/2014</text:date>, <text:time>17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4:40:05.45</meta:creation-date>
    <dc:date>2014-11-22T17:56:43.32</dc:date>
    <meta:editing-duration>PT4H30M5S</meta:editing-duration>
    <meta:editing-cycles>27</meta:editing-cycles>
    <meta:generator>OpenOffice/4.0.0$Win32 OpenOffice.org_project/400m3$Build-9702</meta:generator>
    <meta:document-statistic meta:table-count="3" meta:cell-count="179" meta:object-count="0"/>
  </office:meta>
</office:document-meta>
</file>